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cbf" officeooo:paragraph-rsid="001d9cbf"/>
    </style:style>
    <style:style style:name="P2" style:family="paragraph" style:parent-style-name="Standard">
      <style:text-properties officeooo:rsid="001e40ee" officeooo:paragraph-rsid="001e40ee"/>
    </style:style>
    <style:style style:name="P3" style:family="paragraph" style:parent-style-name="Standard">
      <style:text-properties officeooo:rsid="001ffdad" officeooo:paragraph-rsid="001ffdad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ffdad" officeooo:paragraph-rsid="001ffdad" fo:background-color="#1e1e1e"/>
    </style:style>
    <style:style style:name="P6" style:family="paragraph" style:parent-style-name="Standard">
      <style:text-properties officeooo:rsid="002004b1" officeooo:paragraph-rsid="002004b1"/>
    </style:style>
    <style:style style:name="P7" style:family="paragraph" style:parent-style-name="Standard">
      <style:text-properties officeooo:rsid="002161d2" officeooo:paragraph-rsid="002161d2"/>
    </style:style>
    <style:style style:name="P8" style:family="paragraph" style:parent-style-name="Standard">
      <style:text-properties officeooo:rsid="00220b4a" officeooo:paragraph-rsid="00220b4a"/>
    </style:style>
    <style:style style:name="P9" style:family="paragraph" style:parent-style-name="Standard">
      <style:text-properties officeooo:rsid="0022398a" officeooo:paragraph-rsid="0022398a"/>
    </style:style>
    <style:style style:name="P10" style:family="paragraph" style:parent-style-name="Standard">
      <style:text-properties officeooo:rsid="002513b1" officeooo:paragraph-rsid="002513b1"/>
    </style:style>
    <style:style style:name="P11" style:family="paragraph" style:parent-style-name="Standard">
      <style:text-properties officeooo:rsid="00256ff2" officeooo:paragraph-rsid="00256ff2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220b4a"/>
    </style:style>
    <style:style style:name="T4" style:family="text">
      <style:text-properties officeooo:rsid="0022398a"/>
    </style:style>
    <style:style style:name="T5" style:family="text">
      <style:text-properties officeooo:rsid="00239ccf"/>
    </style:style>
    <style:style style:name="T6" style:family="text">
      <style:text-properties officeooo:rsid="00256f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\\\DOCUMENTATION PLUS GITHUB WIKI ROUGH SKETCH///</text:p>
      <text:p text:style-name="P1"/>
      <text:p text:style-name="P1">Workspaces:</text:p>
      <text:p text:style-name="P1"/>
      <text:p text:style-name="P1">1. ros_ws</text:p>
      <text:p text:style-name="P1">2. line_ws</text:p>
      <text:p text:style-name="P1"/>
      <text:p text:style-name="P1">Important to: </text:p>
      <text:p text:style-name="P1"/>
      <text:p text:style-name="P1">linking workspaces, proper path reference, cmake files in the ros_ws for geographiclib file and eigen(eigen3) file</text:p>
      <text:p text:style-name="P1"/>
      <text:p text:style-name="P1">Packages: </text:p>
      <text:p text:style-name="P1"/>
      <text:p text:style-name="P1">1. control :</text:p>
      <text:p text:style-name="P1"><text:s/># has the main launch file for starting all the packages and the world( custom) with the gate and the spotlights and the drone.</text:p>
      <text:p text:style-name="P1"/>
      <text:p text:style-name="P1"># Nodes: <text:s/></text:p>
      <text:p text:style-name="P1">1. Controller.cpp: <text:s text:c="2"/>dependencies <text:s/>- geometyr_msgs/ mavros_msgs</text:p>
      <text:p text:style-name="P1"/>
      <text:p text:style-name="P1"># Cmakelists.txt: <text:s/></text:p>
      <text:p text:style-name="P1"/>
      <text:p text:style-name="P1">find_package(catkin REQUIRED COMPONENTS</text:p>
      <text:p text:style-name="P1"><text:s text:c="2"/>roscpp</text:p>
      <text:p text:style-name="P1"><text:s text:c="2"/>mavros_msgs</text:p>
      <text:p text:style-name="P1"><text:s text:c="2"/>geometry_msgs</text:p>
      <text:p text:style-name="P1"><text:s text:c="2"/>message_generation</text:p>
      <text:p text:style-name="P1">)</text:p>
      <text:p text:style-name="P1"/>
      <text:p text:style-name="P1">generate_messages(</text:p>
      <text:p text:style-name="P1"><text:s text:c="2"/>DEPENDENCIES</text:p>
      <text:p text:style-name="P1"><text:s text:c="2"/>std_msgs</text:p>
      <text:p text:style-name="P1"><text:s text:c="2"/>mavros_msgs</text:p>
      <text:p text:style-name="P1"><text:s text:c="2"/>geometry_msgs # Or other packages containing msgs</text:p>
      <text:p text:style-name="P1">)</text:p>
      <text:p text:style-name="P1"/>
      <text:p text:style-name="P1">catkin_package(</text:p>
      <text:p text:style-name="P1"># <text:s/>INCLUDE_DIRS include</text:p>
      <text:p text:style-name="P1"># <text:s/>LIBRARIES control</text:p>
      <text:p text:style-name="P1"><text:s text:c="2"/>CATKIN_DEPENDS roscpp</text:p>
      <text:p text:style-name="P1"># <text:s/>DEPENDS system_lib</text:p>
      <text:p text:style-name="P1">)</text:p>
      <text:p text:style-name="P1"/>
      <text:p text:style-name="P1">include_directories(</text:p>
      <text:p text:style-name="P1"># include</text:p>
      <text:p text:style-name="P1"><text:s text:c="2"/>${catkin_INCLUDE_DIRS}</text:p>
      <text:p text:style-name="P1">)</text:p>
      <text:p text:style-name="P1"/>
      <text:p text:style-name="P1">add_executable(controller src/controller.cpp)</text:p>
      <text:p text:style-name="P1">target_link_libraries(controller ${catkin_LIBRARIES})</text:p>
      <text:p text:style-name="P1"/>
      <text:p text:style-name="P2"><text:soft-page-break/># Package.xml:</text:p>
      <text:p text:style-name="P2"/>
      <text:p text:style-name="P2">&lt;buildtool_depend&gt;catkin&lt;/buildtool_depend&gt;</text:p>
      <text:p text:style-name="P2"><text:s text:c="2"/>&lt;build_depend&gt;roscpp&lt;/build_depend&gt;</text:p>
      <text:p text:style-name="P2"><text:s text:c="2"/>&lt;build_export_depend&gt;roscpp&lt;/build_export_depend&gt;</text:p>
      <text:p text:style-name="P2"><text:s text:c="2"/>&lt;exec_depend&gt;roscpp&lt;/exec_depend&gt;</text:p>
      <text:p text:style-name="P2"><text:s text:c="2"/>&lt;depend&gt;mavros_msgs&lt;/depend&gt;</text:p>
      <text:p text:style-name="P2"><text:s text:c="2"/>&lt;depend&gt;geometry_msgs&lt;/depend&gt;</text:p>
      <text:p text:style-name="P2"/>
      <text:p text:style-name="P2">2. frame (main package)</text:p>
      <text:p text:style-name="P2"># has the nodes for controlling and vision to detect the gate and move through by publishing setpoints as calculated by the image detection.</text:p>
      <text:p text:style-name="P2"/>
      <text:p text:style-name="P2"># Cmakelists.txt:</text:p>
      <text:p text:style-name="P2"/>
      <text:p text:style-name="P2">(line 10)</text:p>
      <text:p text:style-name="P2">find_package(catkin REQUIRED COMPONENTS</text:p>
      <text:p text:style-name="P2"><text:s text:c="2"/>roscpp</text:p>
      <text:p text:style-name="P2"><text:s text:c="2"/>image_transport</text:p>
      <text:p text:style-name="P2"><text:s text:c="2"/>cv_bridge</text:p>
      <text:p text:style-name="P2"><text:s text:c="2"/>std_msgs</text:p>
      <text:p text:style-name="P2"><text:s text:c="2"/>message_generation</text:p>
      <text:p text:style-name="P2"><text:s text:c="2"/>sensor_msgs</text:p>
      <text:p text:style-name="P2"><text:s text:c="2"/>nav_msgs</text:p>
      <text:p text:style-name="P2"><text:s text:c="2"/>geometry_msgs</text:p>
      <text:p text:style-name="P2"/>
      <text:p text:style-name="P2">)</text:p>
      <text:p text:style-name="P2"/>
      <text:p text:style-name="P2">(line 28)</text:p>
      <text:p text:style-name="P2">find_package(GeographicLib REQUIRED)</text:p>
      <text:p text:style-name="P2">include_directories(${GeographicLib_INCLUDE_DIRS})</text:p>
      <text:p text:style-name="P2"/>
      <text:p text:style-name="P2">find_package(Eigen3 REQUIRED)</text:p>
      <text:p text:style-name="P2">include_directories(${Eigen3_INCLUDE_DIRS})</text:p>
      <text:p text:style-name="P2"/>
      <text:p text:style-name="P2">(line 64)</text:p>
      <text:p text:style-name="P2">add_message_files(</text:p>
      <text:p text:style-name="P2"><text:s text:c="2"/>FILES</text:p>
      <text:p text:style-name="P2"><text:s text:c="2"/>dc.msg</text:p>
      <text:p text:style-name="P2"># <text:s text:c="2"/>Message1.msg</text:p>
      <text:p text:style-name="P2"># <text:s text:c="2"/>Message2.msg</text:p>
      <text:p text:style-name="P2">)</text:p>
      <text:p text:style-name="P2"/>
      <text:p text:style-name="P2">(line 86)</text:p>
      <text:p text:style-name="P2"><text:s/>generate_messages(</text:p>
      <text:p text:style-name="P2"><text:s text:c="3"/>DEPENDENCIES</text:p>
      <text:p text:style-name="P2"><text:s text:c="3"/>std_msgs <text:s/># Or other packages containing msgs</text:p>
      <text:p text:style-name="P2"><text:s/>)</text:p>
      <text:p text:style-name="P2"/>
      <text:p text:style-name="P2"/>
      <text:p text:style-name="P2"/>
      <text:p text:style-name="P2"/>
      <text:p text:style-name="P2"><text:soft-page-break/>(line 134)</text:p>
      <text:p text:style-name="P2">include_directories(</text:p>
      <text:p text:style-name="P2"># include</text:p>
      <text:p text:style-name="P2"><text:s text:c="2"/>${catkin_INCLUDE_DIRS}</text:p>
      <text:p text:style-name="P2">)</text:p>
      <text:p text:style-name="P2"/>
      <text:p text:style-name="P2">(line 154)</text:p>
      <text:p text:style-name="P2">add_executable(img_con src/img_con.cpp)</text:p>
      <text:p text:style-name="P2">target_link_libraries(img_con ${OpenCV_LIBS} ${catkin_LIBRARIES})</text:p>
      <text:p text:style-name="P2"/>
      <text:p text:style-name="P2">add_executable(transform src/transform.cpp)</text:p>
      <text:p text:style-name="P2">target_link_libraries(transform ${OpenCV_LIBS} ${catkin_LIBRARIES})</text:p>
      <text:p text:style-name="P2"/>
      <text:p text:style-name="P3">#package.xml:</text:p>
      <text:p text:style-name="P3"/>
      <text:p text:style-name="P5"><text:span text:style-name="T1">&lt;</text:span><text:span text:style-name="T2">buildtool_depend</text:span><text:span text:style-name="T1">&gt;</text:span>catkin<text:span text:style-name="T1">&lt;/</text:span><text:span text:style-name="T2">buildtool_depend</text:span><text:span text:style-name="T1">&gt;</text:span></text:p>
      <text:p text:style-name="P4"><text:span text:style-name="T1">&lt;</text:span><text:span text:style-name="T2">build_depend</text:span><text:span text:style-name="T1">&gt;</text:span>roscpp<text:span text:style-name="T1">&lt;/</text:span><text:span text:style-name="T2">build_depend</text:span><text:span text:style-name="T1">&gt;</text:span></text:p>
      <text:p text:style-name="P4"><text:span text:style-name="T1">&lt;</text:span><text:span text:style-name="T2">build_export_depend</text:span><text:span text:style-name="T1">&gt;</text:span>roscpp<text:span text:style-name="T1">&lt;/</text:span><text:span text:style-name="T2">build_export_depend</text:span><text:span text:style-name="T1">&gt;</text:span></text:p>
      <text:p text:style-name="P4"><text:span text:style-name="T1">&lt;</text:span><text:span text:style-name="T2">exec_depend</text:span><text:span text:style-name="T1">&gt;</text:span>roscpp<text:span text:style-name="T1">&lt;/</text:span><text:span text:style-name="T2">exec_depend</text:span><text:span text:style-name="T1">&gt;</text:span></text:p>
      <text:p text:style-name="P4"><text:span text:style-name="T1">&lt;</text:span><text:span text:style-name="T2">build_depend</text:span><text:span text:style-name="T1">&gt;</text:span>image_transport<text:span text:style-name="T1">&lt;/</text:span><text:span text:style-name="T2">build_depend</text:span><text:span text:style-name="T1">&gt;</text:span></text:p>
      <text:p text:style-name="P4"><text:span text:style-name="T1">&lt;</text:span><text:span text:style-name="T2">build_depend</text:span><text:span text:style-name="T1">&gt;</text:span>cv_bridge<text:span text:style-name="T1">&lt;/</text:span><text:span text:style-name="T2">build_depend</text:span><text:span text:style-name="T1">&gt;</text:span></text:p>
      <text:p text:style-name="P4"><text:span text:style-name="T1">&lt;</text:span><text:span text:style-name="T2">build_depend</text:span><text:span text:style-name="T1">&gt;</text:span>opencv2<text:span text:style-name="T1">&lt;/</text:span><text:span text:style-name="T2">build_depend</text:span><text:span text:style-name="T1">&gt;</text:span></text:p>
      <text:p text:style-name="P4"><text:span text:style-name="T1">&lt;</text:span><text:span text:style-name="T2">build_depend</text:span><text:span text:style-name="T1">&gt;</text:span>sensor_msgs<text:span text:style-name="T1">&lt;/</text:span><text:span text:style-name="T2">build_depend</text:span><text:span text:style-name="T1">&gt;</text:span></text:p>
      <text:p text:style-name="P4"><text:span text:style-name="T1">&lt;</text:span><text:span text:style-name="T2">build_depend</text:span><text:span text:style-name="T1">&gt;</text:span>std_msgs<text:span text:style-name="T1">&lt;/</text:span><text:span text:style-name="T2">build_depend</text:span><text:span text:style-name="T1">&gt;</text:span></text:p>
      <text:p text:style-name="P4"><text:span text:style-name="T1">&lt;</text:span><text:span text:style-name="T2">build_export_depend</text:span><text:span text:style-name="T1">&gt;</text:span>image_transport<text:span text:style-name="T1">&lt;/</text:span><text:span text:style-name="T2">build_export_depend</text:span><text:span text:style-name="T1">&gt;</text:span></text:p>
      <text:p text:style-name="P4"><text:span text:style-name="T1">&lt;</text:span><text:span text:style-name="T2">build_export_depend</text:span><text:span text:style-name="T1">&gt;</text:span>opencv2<text:span text:style-name="T1">&lt;/</text:span><text:span text:style-name="T2">build_export_depend</text:span><text:span text:style-name="T1">&gt;</text:span></text:p>
      <text:p text:style-name="P4"><text:span text:style-name="T1">&lt;</text:span><text:span text:style-name="T2">build_export_depend</text:span><text:span text:style-name="T1">&gt;</text:span>cv_bridge<text:span text:style-name="T1">&lt;/</text:span><text:span text:style-name="T2">build_export_depend</text:span><text:span text:style-name="T1">&gt;</text:span></text:p>
      <text:p text:style-name="P4"><text:span text:style-name="T1">&lt;</text:span><text:span text:style-name="T2">build_export_depend</text:span><text:span text:style-name="T1">&gt;</text:span>sensor_msgs<text:span text:style-name="T1">&lt;/</text:span><text:span text:style-name="T2">build_export_depend</text:span><text:span text:style-name="T1">&gt;</text:span></text:p>
      <text:p text:style-name="P4"><text:span text:style-name="T1">&lt;</text:span><text:span text:style-name="T2">build_export_depend</text:span><text:span text:style-name="T1">&gt;</text:span>std_msgs<text:span text:style-name="T1">&lt;/</text:span><text:span text:style-name="T2">build_export_depend</text:span><text:span text:style-name="T1">&gt;</text:span></text:p>
      <text:p text:style-name="P4"><text:span text:style-name="T1">&lt;</text:span><text:span text:style-name="T2">exec_depend</text:span><text:span text:style-name="T1">&gt;</text:span>image_transport<text:span text:style-name="T1">&lt;/</text:span><text:span text:style-name="T2">exec_depend</text:span><text:span text:style-name="T1">&gt;</text:span></text:p>
      <text:p text:style-name="P4"><text:span text:style-name="T1">&lt;</text:span><text:span text:style-name="T2">exec_depend</text:span><text:span text:style-name="T1">&gt;</text:span>cv_bridge<text:span text:style-name="T1">&lt;/</text:span><text:span text:style-name="T2">exec_depend</text:span><text:span text:style-name="T1">&gt;</text:span></text:p>
      <text:p text:style-name="P4"><text:span text:style-name="T1">&lt;</text:span><text:span text:style-name="T2">exec_depend</text:span><text:span text:style-name="T1">&gt;</text:span>opencv2<text:span text:style-name="T1">&lt;/</text:span><text:span text:style-name="T2">exec_depend</text:span><text:span text:style-name="T1">&gt;</text:span></text:p>
      <text:p text:style-name="P4"><text:span text:style-name="T1">&lt;</text:span><text:span text:style-name="T2">exec_depend</text:span><text:span text:style-name="T1">&gt;</text:span>sensor_msgs<text:span text:style-name="T1">&lt;/</text:span><text:span text:style-name="T2">exec_depend</text:span><text:span text:style-name="T1">&gt;</text:span></text:p>
      <text:p text:style-name="P4"><text:span text:style-name="T1">&lt;</text:span><text:span text:style-name="T2">exec_depend</text:span><text:span text:style-name="T1">&gt;</text:span>std_msgs<text:span text:style-name="T1">&lt;/</text:span><text:span text:style-name="T2">exec_depend</text:span><text:span text:style-name="T1">&gt;</text:span></text:p>
      <text:p text:style-name="P4"><text:span text:style-name="T1">&lt;</text:span><text:span text:style-name="T2">depend</text:span><text:span text:style-name="T1">&gt;</text:span>eigen_conversions<text:span text:style-name="T1">&lt;/</text:span><text:span text:style-name="T2">depend</text:span><text:span text:style-name="T1">&gt;</text:span></text:p>
      <text:p text:style-name="P4"><text:span text:style-name="T1">&lt;</text:span><text:span text:style-name="T2">depend</text:span><text:span text:style-name="T1">&gt;</text:span>message_generation<text:span text:style-name="T1">&lt;/</text:span><text:span text:style-name="T2">depend</text:span><text:span text:style-name="T1">&gt;</text:span></text:p>
      <text:p text:style-name="P4"><text:span text:style-name="T1">&lt;</text:span><text:span text:style-name="T2">depend</text:span><text:span text:style-name="T1">&gt;</text:span>message_runtime<text:span text:style-name="T1">&lt;/</text:span><text:span text:style-name="T2">depend</text:span><text:span text:style-name="T1">&gt;</text:span></text:p>
      <text:p text:style-name="P4"><text:span text:style-name="T1">&lt;</text:span><text:span text:style-name="T2">depend</text:span><text:span text:style-name="T1">&gt;</text:span>mavros_msgs<text:span text:style-name="T1">&lt;/</text:span><text:span text:style-name="T2">depend</text:span><text:span text:style-name="T1">&gt;</text:span></text:p>
      <text:p text:style-name="P4"><text:span text:style-name="T1">&lt;</text:span><text:span text:style-name="T2">depend</text:span><text:span text:style-name="T1">&gt;</text:span>tf<text:span text:style-name="T1">&lt;/</text:span><text:span text:style-name="T2">depend</text:span><text:span text:style-name="T1">&gt;</text:span></text:p>
      <text:p text:style-name="P4"><text:span text:style-name="T1">&lt;</text:span><text:span text:style-name="T2">depend</text:span><text:span text:style-name="T1">&gt;</text:span>tf_conversions<text:span text:style-name="T1">&lt;/</text:span><text:span text:style-name="T2">depend</text:span><text:span text:style-name="T1">&gt;</text:span></text:p>
      <text:p text:style-name="P4"><text:span text:style-name="T1">&lt;</text:span><text:span text:style-name="T2">depend</text:span><text:span text:style-name="T1">&gt;</text:span>dynamic_reconfigure<text:span text:style-name="T1">&lt;/</text:span><text:span text:style-name="T2">depend</text:span><text:span text:style-name="T1">&gt;</text:span></text:p>
      <text:p text:style-name="P3"/>
      <text:p text:style-name="P3"/>
      <text:p text:style-name="P6">#msg directory:</text:p>
      <text:p text:style-name="P6"><text:s/>-&gt; custom msg created for the center of frame and depth of the frame from the quad from the img_con.cpp to transform.cpp</text:p>
      <text:p text:style-name="P6"><text:s/></text:p>
      <text:p text:style-name="P7">#config directory:</text:p>
      <text:p text:style-name="P7">-&gt; <text:span text:style-name="T3">contains the params.yaml file :</text:span></text:p>
      <text:p text:style-name="P7"/>
      <text:p text:style-name="P7">topic: speak</text:p>
      <text:p text:style-name="P7">rate: 10</text:p>
      <text:p text:style-name="P7"><text:soft-page-break/></text:p>
      <text:p text:style-name="P8">#NODES:</text:p>
      <text:p text:style-name="P8"/>
      <text:p text:style-name="P8">1. img_con.cpp - <text:s/>contains the cv bridge integrating the cv code into ros which is used to calculate the image vectors x and y i.e. coordinates of the center of the frame in the image view( in the camera’s frame).</text:p>
      <text:p text:style-name="P8"/>
      <text:p text:style-name="P8">Publisher: pub – publishing the center and the depth for tranformation to global Coordinates and eventually be used for publishing setpoints to the drone.</text:p>
      <text:p text:style-name="P8">Publishes from a custom message <text:s/>- dc .</text:p>
      <text:p text:style-name="P8"/>
      <text:p text:style-name="P8">Creates the image windows too to view the cv applies image ( countours and coordinates of the frames centre in realtime for the simulation in gazebo).</text:p>
      <text:p text:style-name="P8"/>
      <text:p text:style-name="P8">Dependencies: image_transport, cv_bridge, sensor_msgs, opencv2</text:p>
      <text:p text:style-name="P8"/>
      <text:p text:style-name="P8">2. transform.cpp – <text:span text:style-name="T4">performs transformations on the received image vectors from the custom msg and publishes setpoints( includes the control theory part).</text:span></text:p>
      <text:p text:style-name="P8"/>
      <text:p text:style-name="P9">Dependencies: tf, eigen3, GeographicLib, mav_msgs/ geometry_msgs</text:p>
      <text:p text:style-name="P9"/>
      <text:p text:style-name="P9">Subscribers: </text:p>
      <text:p text:style-name="P9">* <text:span text:style-name="T5">sub – subscribing the topic for the custom message</text:span></text:p>
      <text:p text:style-name="P9">* <text:span text:style-name="T5">nav_sub – subscribing the local_pos of the quad</text:span></text:p>
      <text:p text:style-name="P9">* <text:span text:style-name="T5">mav_sub – subscribing the odometry of the quad</text:span></text:p>
      <text:p text:style-name="P9"/>
      <text:p text:style-name="P10">Publisher:</text:p>
      <text:p text:style-name="P10">* pub – sub – <text:span text:style-name="T6">publishes the setpoin calculated from matrix transformations</text:span></text:p>
      <text:p text:style-name="P10"/>
      <text:p text:style-name="P11"/>
      <text:p text:style-name="P11">MAJOR PROBLMES FACED :</text:p>
      <text:p text:style-name="P11"/>
      <text:p text:style-name="P11">1. Setting up the camera for the quad and finding its camera_head yaml file</text:p>
      <text:p text:style-name="P11">2. Choosing hsv cv detection over bnw cv detection</text:p>
      <text:p text:style-name="P11">3. CONTROL THEORY – To make th drone pass the frame and using the global coordinates wisely (under appropriate conditions) and using proper data filtering.</text:p>
      <text:p text:style-name="P11">4. Making the cv code and control theory part more robust and generic to aid in continuing the project by increasing complexity by skewing up the frame and using multiple frames.</text:p>
      <text:p text:style-name="P11"/>
      <text:p text:style-name="P11">ERRORS: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9:14:49.000618238</meta:creation-date>
    <dc:date>2020-03-06T21:15:41.231752106</dc:date>
    <meta:editing-duration>PT21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38" meta:word-count="523" meta:character-count="4922" meta:non-whitespace-character-count="4445"/>
  </office:meta>
</office:document-meta>
</file>